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link for password reset is no longer active after 1 hou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3">
            <text:p>User is redirected to "Forgot your password?" 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Verify that the received email contains link for "Set Password" page</text:p>
          </table:table-cell>
          <table:table-cell office:value-type="string" table:style-name="ce3">
            <text:p>The received email contains link for "Set Password" 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Wait for 1+ hour before using the link</text:p>
          </table:table-cell>
          <table:table-cell office:value-type="string" table:style-name="ce3">
            <text:p>User did not use the link in 1 hou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Click on the link for password reset</text:p>
          </table:table-cell>
          <table:table-cell office:value-type="string" table:style-name="ce3">
            <text:p>The link is no longer vali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6:22Z</meta:creation-date>
    <dc:date>2022-07-01T08:38:36Z</dc:date>
  </office:meta>
</office:document-meta>
</file>